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svg:stroke-color="#ff0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52cm" svg:stroke-color="#0000f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svg:stroke-width="0.152cm" svg:stroke-color="#ff0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auto-grow-height="false" fo:min-height="17.613cm"/>
    </style:style>
    <style:style style:name="pr1" style:family="presentation" style:parent-style-name="Default-subtitle">
      <style:graphic-properties draw:fill-color="#ffffff" fo:min-height="12.17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4.639cm" svg:height="12.178cm" svg:x="1.4cm" svg:y="4.411cm" presentation:class="subtitle" presentation:user-transformed="true">
          <draw:text-box>
            <text:p>Welcome to Dan's tech talk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8.747cm" presentation:class="title" presentation:user-transformed="true">
          <draw:text-box>
            <text:p>Be Precise &amp; Don't Repeat Yourself:<text:line-break/><text:span text:style-name="T1">How to Talk to Comput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ical MVC Controller Code</text:p>
          </draw:text-box>
        </draw:frame>
        <draw:frame presentation:style-name="Default-outline1" draw:text-style-name="P1" draw:layer="layout" svg:width="24.639cm" svg:height="16.002cm" svg:x="1.4cm" svg:y="4.064cm" presentation:class="outline" presentation:user-transformed="true">
          <draw:text-box>
            <text:p text:style-name="P1"><text:span text:style-name="T2"><text:s text:c="4"/></text:span><text:span text:style-name="T2">class SomethingController {</text:span></text:p>
            <text:p text:style-name="P1"><text:span text:style-name="T2"><text:s text:c="6"/></text:span><text:span text:style-name="T2">var $request;</text:span></text:p>
            <text:p text:style-name="P1"><text:span text:style-name="T2"><text:s text:c="6"/></text:span><text:span text:style-name="T2">var $response;</text:span></text:p>
            <text:p text:style-name="P1"><text:span text:style-name="T2"><text:s text:c="6"/></text:span><text:span text:style-name="T2">var $whatToSay = "Goodbye";</text:span></text:p>
            <text:p text:style-name="P1"><text:span text:style-name="T2"><text:s text:c="6"/></text:span><text:span text:style-name="T2">var $name = '';</text:span></text:p>
            <text:p text:style-name="P1"><text:span text:style-name="T2"><text:s text:c="6"/></text:span></text:p>
            <text:p text:style-name="P1"><text:span text:style-name="T2"><text:s text:c="6"/></text:span><text:span text:style-name="T2">function initHello() {</text:span></text:p>
            <text:p text:style-name="P1"><text:span text:style-name="T2"><text:s text:c="8"/></text:span><text:span text:style-name="T2">$this-&gt;whatToSay = "Hello";</text:span></text:p>
            <text:p text:style-name="P1"><text:span text:style-name="T2"><text:s text:c="6"/></text:span><text:span text:style-name="T2">}</text:span></text:p>
            <text:p text:style-name="P1"><text:span text:style-name="T2"><text:s text:c="6"/></text:span></text:p>
            <text:p text:style-name="P1"><text:span text:style-name="T2"><text:s text:c="6"/></text:span><text:span text:style-name="T2">function handleRequest() {</text:span></text:p>
            <text:p text:style-name="P1"><text:span text:style-name="T2"><text:s text:c="8"/></text:span><text:span text:style-name="T2">$this-&gt;name = $this-&gt;request-&gt;getParameterValue('name');</text:span></text:p>
            <text:p text:style-name="P1"><text:span text:style-name="T2"><text:s text:c="8"/></text:span><text:span text:style-name="T2">if( $this-&gt;request-&gt;pathInfo == '/hello' ) {</text:span></text:p>
            <text:p text:style-name="P1"><text:span text:style-name="T2"><text:s text:c="10"/></text:span><text:span text:style-name="T2">$this-&gt;initHello();</text:span></text:p>
            <text:p text:style-name="P1"><text:span text:style-name="T2"><text:s text:c="8"/></text:span><text:span text:style-name="T2">}</text:span></text:p>
            <text:p text:style-name="P1"><text:span text:style-name="T2"><text:s text:c="8"/></text:span><text:span text:style-name="T2">$this-&gt;response-&gt;print($this-&gt;whatToSay . ', ' . $this-&gt;name);</text:span></text:p>
            <text:p text:style-name="P1"><text:span text:style-name="T2"><text:s text:c="6"/></text:span><text:span text:style-name="T2">}</text:span></text:p>
            <text:p text:style-name="P1"><text:span text:style-name="T2"><text:s text:c="4"/></text:span><text:span text:style-name="T2">}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tter Solution</text:p>
          </draw:text-box>
        </draw:frame>
        <draw:frame presentation:style-name="pr4" draw:text-style-name="P2" draw:layer="layout" svg:width="24.639cm" svg:height="12.178cm" svg:x="1.4cm" svg:y="4.914cm" presentation:class="outline">
          <draw:text-box>
            <text:p text:style-name="P2"><text:span text:style-name="T3"><text:s text:c="4"/></text:span><text:span text:style-name="T3">class SomethingRequestHandler {</text:span></text:p>
            <text:p text:style-name="P2"><text:span text:style-name="T3"><text:s text:c="6"/></text:span><text:span text:style-name="T3">function handleRequest( Request $request ) {</text:span></text:p>
            <text:p text:style-name="P2"><text:span text:style-name="T3"><text:s text:c="8"/></text:span><text:span text:style-name="T3">return new Response( 200,</text:span></text:p>
            <text:p text:style-name="P2"><text:span text:style-name="T3"><text:s text:c="10"/></text:span><text:span text:style-name="T3">($request-&gt;pathInfo == '/hello' ? "Hello" : "Goodbye") . ', ' .</text:span></text:p>
            <text:p text:style-name="P2"><text:span text:style-name="T3"><text:s text:c="10"/></text:span><text:span text:style-name="T3">$request-&gt;getParameterValue('name') );</text:span></text:p>
            <text:p text:style-name="P2"><text:span text:style-name="T3"><text:s text:c="6"/></text:span><text:span text:style-name="T3">}</text:span></text:p>
            <text:p text:style-name="P2"><text:span text:style-name="T3"><text:s text:c="4"/></text:span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en More Better</text:p>
          </draw:text-box>
        </draw:frame>
        <draw:frame presentation:style-name="pr4" draw:text-style-name="P2" draw:layer="layout" svg:width="24.639cm" svg:height="12.178cm" svg:x="1.4cm" svg:y="4.914cm" presentation:class="outline">
          <draw:text-box>
            <text:p text:style-name="P2"><text:span text:style-name="T3"><text:s text:c="4"/></text:span><text:span text:style-name="T3">class SomethingRequestHandler {</text:span></text:p>
            <text:p text:style-name="P2"><text:span text:style-name="T3"><text:s text:c="6"/></text:span><text:span text:style-name="T3">public Response handleRequest( Request request ) {</text:span></text:p>
            <text:p text:style-name="P2"><text:span text:style-name="T3"><text:s text:c="8"/></text:span><text:span text:style-name="T3">return new Response( 200,</text:span></text:p>
            <text:p text:style-name="P2"><text:span text:style-name="T3"><text:s text:c="10"/></text:span><text:span text:style-name="T3">(request.pathInfo == "/hello" ? "Hello" : "Goodbye") + ", " +</text:span></text:p>
            <text:p text:style-name="P2"><text:span text:style-name="T3"><text:s text:c="10"/></text:span><text:span text:style-name="T3">request.getParameterValue("name") );</text:span></text:p>
            <text:p text:style-name="P2"><text:span text:style-name="T3"><text:s text:c="6"/></text:span><text:span text:style-name="T3">}</text:span></text:p>
            <text:p text:style-name="P2"><text:span text:style-name="T3"><text:s text:c="4"/></text:span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7cm" svg:y="8.747cm" presentation:class="title" presentation:user-transformed="true">
          <draw:text-box>
            <text:p>Git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custom-shape draw:style-name="gr2" draw:text-style-name="P3" draw:id="id1" draw:layer="layout" svg:width="6.604cm" svg:height="2.286cm" svg:x="3.048cm" svg:y="7.112cm">
          <text:p text:style-name="P3">Commit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6.604cm" svg:height="2.286cm" svg:x="5.08cm" svg:y="15.748cm">
          <text:p text:style-name="P3">Commi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.35cm" svg:y1="9.398cm" svg:x2="8.382cm" svg:y2="15.748cm" draw:start-shape="id1" draw:start-glue-point="2" draw:end-shape="id2" draw:end-glue-point="0" svg:d="m6350 9398 2032 6350">
          <text:p text:style-name="P3">Parent</text:p>
        </draw:connector>
        <draw:custom-shape draw:style-name="gr4" draw:text-style-name="P3" draw:id="id3" draw:layer="layout" svg:width="6.604cm" svg:height="2.286cm" svg:x="13.97cm" svg:y="5.842cm">
          <text:p text:style-name="P3">Tre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.652cm" svg:y1="8.255cm" svg:x2="13.97cm" svg:y2="6.985cm" draw:start-shape="id1" draw:start-glue-point="1" draw:end-shape="id3" draw:end-glue-point="3" svg:d="m9652 8255 4318-1270">
          <text:p/>
        </draw:connector>
        <draw:custom-shape draw:style-name="gr4" draw:text-style-name="P3" draw:id="id4" draw:layer="layout" svg:width="6.604cm" svg:height="2.286cm" svg:x="16.764cm" svg:y="13.716cm">
          <text:p text:style-name="P3">Tre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.684cm" svg:y1="16.891cm" svg:x2="16.764cm" svg:y2="14.859cm" draw:start-shape="id2" draw:start-glue-point="1" draw:end-shape="id4" draw:end-glue-point="3" svg:d="m11684 16891 5080-2032">
          <text:p/>
        </draw:connector>
        <draw:connector draw:style-name="gr3" draw:text-style-name="P3" draw:layer="layout" draw:type="line" svg:x1="3.556cm" svg:y1="1.27cm" svg:x2="6.35cm" svg:y2="7.112cm" draw:start-shape="id5" draw:start-glue-point="2" draw:end-shape="id1" draw:end-glue-point="0" svg:d="m3556 1270 2794 5842">
          <text:p text:style-name="P3">Parent</text:p>
        </draw:connector>
        <draw:connector draw:style-name="gr6" draw:text-style-name="P3" draw:layer="layout" draw:type="line" svg:x1="8.382cm" svg:y1="18.034cm" svg:x2="10.04cm" svg:y2="24.719cm" draw:start-shape="id2" draw:start-glue-point="2" svg:d="m8382 18034 1658 6685">
          <text:p/>
        </draw:connector>
        <draw:custom-shape draw:style-name="gr2" draw:text-style-name="P3" draw:id="id5" draw:layer="layout" svg:width="6.604cm" svg:height="2.286cm" svg:x="0.254cm" svg:y="-1.016cm">
          <text:p text:style-name="P3">Commi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custom-shape draw:style-name="gr2" draw:text-style-name="P3" draw:id="id7" draw:layer="layout" svg:width="6.604cm" svg:height="2.286cm" svg:x="9.398cm" svg:y="17.78cm">
          <text:p text:style-name="P3">Commit</text:p>
          <draw:enhanced-geometry svg:viewBox="0 0 21600 21600" draw:type="rectangle" draw:enhanced-path="M 0 0 L 21600 0 21600 21600 0 21600 0 0 Z N"/>
        </draw:custom-shape>
        <draw:custom-shape draw:style-name="gr2" draw:text-style-name="P3" draw:id="id6" draw:layer="layout" svg:width="6.604cm" svg:height="2.286cm" svg:x="3.302cm" svg:y="10.922cm">
          <text:p text:style-name="P3">Commi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.604cm" svg:y1="13.208cm" svg:x2="12.7cm" svg:y2="17.78cm" draw:start-shape="id6" draw:start-glue-point="2" draw:end-shape="id7" draw:end-glue-point="0" svg:d="m6604 13208 6096 4572">
          <text:p text:style-name="P3">Parent</text:p>
        </draw:connector>
        <draw:connector draw:style-name="gr3" draw:text-style-name="P3" draw:layer="layout" draw:type="line" svg:x1="12.7cm" svg:y1="20.066cm" svg:x2="12.359cm" svg:y2="29.141cm" draw:start-shape="id7" draw:start-glue-point="2" svg:d="m12700 20066-341 9075">
          <text:p text:style-name="P3">Parent</text:p>
        </draw:connector>
        <draw:connector draw:style-name="gr3" draw:text-style-name="P3" draw:layer="layout" draw:type="line" svg:x1="21.336cm" svg:y1="8.89cm" svg:x2="12.7cm" svg:y2="17.78cm" draw:start-shape="id8" draw:start-glue-point="2" draw:end-shape="id7" draw:end-glue-point="0" svg:d="m21336 8890-8636 8890">
          <text:p text:style-name="P3">Parent</text:p>
        </draw:connector>
        <draw:custom-shape draw:style-name="gr2" draw:text-style-name="P3" draw:id="id8" draw:layer="layout" svg:width="6.604cm" svg:height="2.286cm" svg:x="18.034cm" svg:y="6.604cm">
          <text:p text:style-name="P3">Commit</text:p>
          <draw:enhanced-geometry svg:viewBox="0 0 21600 21600" draw:type="rectangle" draw:enhanced-path="M 0 0 L 21600 0 21600 21600 0 21600 0 0 Z N"/>
        </draw:custom-shape>
        <draw:custom-shape draw:style-name="gr2" draw:text-style-name="P3" draw:id="id9" draw:layer="layout" svg:width="6.604cm" svg:height="2.286cm" svg:x="2.794cm" svg:y="5.334cm">
          <text:p text:style-name="P3">Commi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.096cm" svg:y1="7.62cm" svg:x2="6.604cm" svg:y2="10.922cm" draw:start-shape="id9" draw:start-glue-point="2" draw:end-shape="id6" svg:d="m6096 7620 508 3302">
          <text:p text:style-name="P3">Parent</text:p>
        </draw:connector>
        <draw:frame draw:style-name="gr7" draw:layer="layout" svg:width="5.146cm" svg:height="0.963cm" svg:x="8.636cm" svg:y="8.636cm">
          <draw:text-box>
            <text:p>Jeff's workspace</text:p>
          </draw:text-box>
        </draw:frame>
        <draw:frame draw:style-name="gr7" draw:layer="layout" svg:width="5.121cm" svg:height="0.963cm" svg:x="21.283cm" svg:y="9.96cm">
          <draw:text-box>
            <text:p>Jim's workspace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custom-shape draw:style-name="gr2" draw:text-style-name="P3" draw:id="id11" draw:layer="layout" svg:width="6.604cm" svg:height="2.286cm" svg:x="3.556cm" svg:y="16.51cm">
          <text:p text:style-name="P3">Commit</text:p>
          <draw:enhanced-geometry svg:viewBox="0 0 21600 21600" draw:type="rectangle" draw:enhanced-path="M 0 0 L 21600 0 21600 21600 0 21600 0 0 Z N"/>
        </draw:custom-shape>
        <draw:custom-shape draw:style-name="gr2" draw:text-style-name="P3" draw:id="id10" draw:layer="layout" svg:width="6.604cm" svg:height="2.286cm" svg:x="4.318cm" svg:y="4.572cm">
          <text:p text:style-name="P3">Commi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62cm" svg:y1="6.858cm" svg:x2="6.858cm" svg:y2="16.51cm" draw:start-shape="id10" draw:start-glue-point="2" draw:end-shape="id11" svg:d="m7620 6858-762 9652">
          <text:p text:style-name="P3">Parent</text:p>
        </draw:connector>
        <draw:custom-shape draw:style-name="gr2" draw:text-style-name="P3" draw:id="id12" draw:layer="layout" svg:width="6.604cm" svg:height="2.286cm" svg:x="13.97cm" svg:y="14.224cm">
          <text:p text:style-name="P3">Commi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62cm" svg:y1="6.858cm" svg:x2="17.272cm" svg:y2="14.224cm" draw:start-shape="id10" draw:start-glue-point="2" draw:end-shape="id12" draw:end-glue-point="0" svg:d="m7620 6858 9652 7366">
          <text:p text:style-name="P3">Parent</text:p>
        </draw:connector>
        <draw:frame draw:style-name="gr7" draw:layer="layout" svg:width="11.001cm" svg:height="1.675cm" svg:x="13.97cm" svg:y="5.842cm">
          <draw:text-box>
            <text:p>You might call this a “merge” commit<text:line-break/>because it has more than one parent.</text:p>
          </draw:text-box>
        </draw:frame>
        <draw:frame draw:style-name="gr7" draw:layer="layout" svg:width="5.146cm" svg:height="0.963cm" svg:x="1.191cm" svg:y="13.462cm">
          <draw:text-box>
            <text:p>Jeff's workspace</text:p>
          </draw:text-box>
        </draw:frame>
        <draw:connector draw:style-name="gr3" draw:text-style-name="P3" draw:layer="layout" draw:type="line" svg:x1="6.858cm" svg:y1="18.796cm" svg:x2="7.611cm" svg:y2="23.595cm" draw:start-shape="id11" draw:start-glue-point="2" svg:d="m6858 18796 753 4799">
          <text:p text:style-name="P3">Parent</text:p>
        </draw:connector>
        <draw:connector draw:style-name="gr3" draw:text-style-name="P3" draw:layer="layout" draw:type="line" svg:x1="17.272cm" svg:y1="16.51cm" svg:x2="17.771cm" svg:y2="23.849cm" draw:start-shape="id12" draw:start-glue-point="2" svg:d="m17272 16510 499 7339">
          <text:p text:style-name="P3">Parent</text:p>
        </draw:connector>
        <draw:frame draw:style-name="gr7" draw:layer="layout" svg:width="5.121cm" svg:height="0.963cm" svg:x="21.537cm" svg:y="14.024cm">
          <draw:text-box>
            <text:p>Jim's workspace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8.747cm" presentation:class="title" presentation:user-transformed="true">
          <draw:text-box>
            <text:p>SchemaSchema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hemaSchema</text:p>
          </draw:text-box>
        </draw:frame>
        <draw:frame presentation:style-name="pr4" draw:text-style-name="P5" draw:layer="layout" svg:width="16.126cm" svg:height="3.468cm" svg:x="1.146cm" svg:y="4.406cm" presentation:class="outline" presentation:user-transformed="true">
          <draw:text-box>
            <text:p text:style-name="P5"><text:span text:style-name="T4"><text:s text:c="4"/></text:span><text:span text:style-name="T4">resource class 'provider type' : scope @ constant {</text:span></text:p>
            <text:p text:style-name="P5"><text:span text:style-name="T4"><text:s text:c="8"/></text:span><text:span text:style-name="T4">provider type code : string : key(primary)</text:span></text:p>
            <text:p text:style-name="P5"><text:span text:style-name="T4"><text:s text:c="8"/></text:span><text:span text:style-name="T4">name : string</text:span></text:p>
            <text:p text:style-name="P5"><text:span text:style-name="T4"><text:s text:c="8"/></text:span><text:span text:style-name="T4">is community resource type : boolean</text:span></text:p>
            <text:p text:style-name="P5"><text:span text:style-name="T4"><text:s text:c="4"/></text:span><text:span text:style-name="T4">}</text:span></text:p>
          </draw:text-box>
        </draw:frame>
        <draw:frame draw:style-name="gr8" draw:text-style-name="P5" draw:layer="layout" svg:width="12.446cm" svg:height="11.259cm" svg:x="1.016cm" svg:y="8.299cm">
          <draw:text-box>
            <text:p text:style-name="P5"><text:span text:style-name="T4"><text:s text:c="4"/></text:span><text:span text:style-name="T4">resource class 'provider' : scope @ org-tree {</text:span></text:p>
            <text:p text:style-name="P5"><text:span text:style-name="T4"><text:s text:c="8"/></text:span><text:span text:style-name="T4">ID : entity ID : key(primary)</text:span></text:p>
            <text:p text:style-name="P5"><text:span text:style-name="T4"><text:s text:c="8"/></text:span><text:span text:style-name="T4">defining organization ID : entity ID</text:span></text:p>
            <text:p text:style-name="P5"><text:span text:style-name="T4"><text:s text:c="8"/></text:span><text:span text:style-name="T4">provider type code : string</text:span></text:p>
            <text:p text:style-name="P5"><text:span text:style-name="T4"><text:s text:c="8"/></text:span><text:span text:style-name="T4">name : string : nullable</text:span></text:p>
            <text:p text:style-name="P5"><text:span text:style-name="T4"><text:s text:c="8"/></text:span><text:span text:style-name="T4">name prefix : string : nullable</text:span></text:p>
            <text:p text:style-name="P5"><text:span text:style-name="T4"><text:s text:c="8"/></text:span><text:span text:style-name="T4">first name : string : nullable</text:span></text:p>
            <text:p text:style-name="P5"><text:span text:style-name="T4"><text:s text:c="8"/></text:span><text:span text:style-name="T4">last name : string : nullable</text:span></text:p>
            <text:p text:style-name="P5"><text:span text:style-name="T4"><text:s text:c="8"/></text:span><text:span text:style-name="T4">name suffix : string : nullable</text:span></text:p>
            <text:p text:style-name="P5"><text:span text:style-name="T4"><text:s text:c="8"/></text:span><text:span text:style-name="T4">description : string</text:span></text:p>
            <text:p text:style-name="P5"><text:span text:style-name="T4"><text:s text:c="8"/></text:span><text:span text:style-name="T4">e-mail address : string : nullable</text:span></text:p>
            <text:p text:style-name="P5"><text:span text:style-name="T4"><text:s text:c="8"/></text:span><text:span text:style-name="T4">phone number : string : nullable</text:span></text:p>
            <text:p text:style-name="P5"><text:span text:style-name="T4"><text:s text:c="8"/></text:span><text:span text:style-name="T4">website URL : string : nullable</text:span></text:p>
            <text:p text:style-name="P5"><text:span text:style-name="T4"><text:s text:c="8"/></text:span><text:span text:style-name="T4">address : postal address : nullable</text:span></text:p>
            <text:p text:style-name="P5"><text:span text:style-name="T4"><text:s text:c="4"/></text:span><text:span text:style-name="T4">}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5-15T08:54:34</meta:creation-date>
    <dc:date>2013-05-15T11:53:47.66</dc:date>
    <meta:editing-duration>PT01H20M31S</meta:editing-duration>
    <meta:editing-cycles>3</meta:editing-cycles>
    <meta:generator>OpenOffice.org/3.2$Win32 OpenOffice.org_project/320m12$Build-9483</meta:generator>
    <dc:creator>Dan Stevens</dc:creator>
    <meta:document-statistic meta:object-count="89"/>
  </office:meta>
</office:document-meta>
</file>